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03c844" officeooo:paragraph-rsid="0003c844"/>
    </style:style>
    <style:style style:name="P3" style:family="paragraph" style:parent-style-name="Standard">
      <style:text-properties officeooo:rsid="0006cf1f" officeooo:paragraph-rsid="0006cf1f"/>
    </style:style>
    <style:style style:name="P4" style:family="paragraph" style:parent-style-name="Standard">
      <style:text-properties officeooo:rsid="0006cf1f" officeooo:paragraph-rsid="0006cf1f"/>
    </style:style>
    <style:style style:name="P5" style:family="paragraph" style:parent-style-name="Standard">
      <style:text-properties officeooo:rsid="000810ba" officeooo:paragraph-rsid="000810ba"/>
    </style:style>
    <style:style style:name="P6" style:family="paragraph" style:parent-style-name="Standard">
      <style:text-properties officeooo:rsid="00074d4e" officeooo:paragraph-rsid="00074d4e"/>
    </style:style>
    <style:style style:name="P7" style:family="paragraph" style:parent-style-name="Standard">
      <style:paragraph-properties fo:break-before="page"/>
      <style:text-properties officeooo:rsid="000810ba" officeooo:paragraph-rsid="000810ba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test pdf form.</text:p>
      <text:p text:style-name="P2"/>
      <text:p text:style-name="P2">A text section: <draw:control text:anchor-type="as-char" draw:z-index="0" draw:name="Name" draw:style-name="gr1" draw:text-style-name="P8" svg:width="5.194cm" svg:height="0.473cm" draw:control="control1"><svg:title>name</svg:title></draw:control></text:p>
      <text:p text:style-name="P3">A second text section: <draw:control text:anchor-type="as-char" draw:z-index="1" draw:name="Shape1" draw:style-name="gr1" draw:text-style-name="P8" svg:width="4.095cm" svg:height="0.544cm" draw:control="control2"/></text:p>
      <text:p text:style-name="P3"/>
      <text:p text:style-name="P3">Some radio buttons:</text:p>
      <text:p text:style-name="P3"><draw:control text:anchor-type="as-char" draw:z-index="2" draw:name="Shape2" draw:style-name="gr2" draw:text-style-name="P9" svg:width="3.574cm" svg:height="0.795cm" draw:control="control3"/><draw:control text:anchor-type="as-char" draw:z-index="3" draw:name="Shape2" draw:style-name="gr2" draw:text-style-name="P9" svg:width="3.744cm" svg:height="0.795cm" draw:control="control4"/></text:p>
      <text:p text:style-name="P3">A checkbox:</text:p>
      <text:p text:style-name="P3"><draw:control text:anchor-type="as-char" draw:z-index="4" draw:name="Shape3" draw:style-name="gr2" draw:text-style-name="P9" svg:width="2.738cm" svg:height="0.6cm" draw:control="control5"/></text:p>
      <text:p text:style-name="P7">This is page 2 of the test form</text:p>
      <text:p text:style-name="P5"/>
      <text:p text:style-name="P5"/>
      <text:p text:style-name="P5">A text box in page 2</text:p>
      <text:p text:style-name="P5"><draw:control text:anchor-type="as-char" draw:z-index="5" draw:name="Shape4" draw:style-name="gr3" draw:text-style-name="P8" svg:width="6.127cm" svg:height="0.683cm" draw:control="control6"/></text:p>
      <text:p text:style-name="P6"/>
      <text:p text:style-name="P7">This is page 3 of the test form</text:p>
      <text:p text:style-name="P5"/>
      <text:p text:style-name="P5">A text box in page 3</text:p>
      <text:p text:style-name="P5"><draw:control text:anchor-type="as-char" draw:z-index="6" draw:name="Shape5" draw:style-name="gr3" draw:text-style-name="P8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8-05-03T18:02:06.360289123</dc:date>
    <meta:editing-duration>PT12M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13" meta:word-count="46" meta:character-count="195" meta:non-whitespace-character-count="156"/>
  </office:meta>
</office:document-meta>
</file>